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Mitra" svg:font-family="IRMitr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rsid="00110bb2" officeooo:paragraph-rsid="00110bb2" style:font-name-complex="IRMitra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10bb2" officeooo:paragraph-rsid="00110bb2" style:font-name-complex="IRMitra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36bcf" officeooo:paragraph-rsid="00136bcf" style:font-name-complex="IRMitra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10bb2" officeooo:paragraph-rsid="00110bb2" style:font-name-complex="IRMitra"/>
    </style:style>
    <style:style style:name="T1" style:family="text">
      <style:text-properties officeooo:rsid="00136bcf"/>
    </style:style>
    <style:style style:name="T2" style:family="text">
      <style:text-properties officeooo:rsid="0014de8c"/>
    </style:style>
    <style:style style:name="T3" style:family="text">
      <style:text-properties officeooo:rsid="001b03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2">۱ – <text:span text:style-name="T3">مسأله مساحت بررسی شود. نمی‌دانم که آیا برای مساحت‌های مختلف فرمول چگونه محاسبه می‌شود؟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Mitra" svg:font-family="IRMitr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03:46:27.269290886</meta:creation-date>
    <meta:generator>LibreOffice/7.3.7.2$Linux_X86_64 LibreOffice_project/30$Build-2</meta:generator>
    <dc:date>2024-02-11T12:24:07.730997052</dc:date>
    <meta:editing-duration>PT46M34S</meta:editing-duration>
    <meta:editing-cycles>4</meta:editing-cycles>
    <meta:document-statistic meta:table-count="0" meta:image-count="0" meta:object-count="0" meta:page-count="1" meta:paragraph-count="2" meta:word-count="17" meta:character-count="98" meta:non-whitespace-character-count="82"/>
  </office:meta>
</office:document-meta>
</file>